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Calibri Light1" svg:font-family="'Calibri Light'"/>
    <style:font-face style:name="DejaVu Sans" svg:font-family="'DejaVu Sans'"/>
    <style:font-face style:name="Arial1" svg:font-family="Arial" style:font-pitch="variable"/>
    <style:font-face style:name="Calibri" svg:font-family="Calibri" style:font-pitch="variable"/>
    <style:font-face style:name="Calibri Light" svg:font-family="'Calibri Light'" style:font-pitch="variable"/>
    <style:font-face style:name="DejaVu Sans2"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color="#ffffff"/>
    </style:style>
    <style:style style:name="P4" style:family="paragraph">
      <style:paragraph-properties fo:margin-left="0cm" fo:margin-right="0cm" fo:margin-top="0cm" fo:margin-bottom="0cm" fo:line-height="9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font-name-asian="DejaVu Sans" style:font-size-asian="60pt" style:font-style-asian="normal" style:font-weight-asian="normal" style:font-name-complex="DejaVu Sans"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language-asian="ja" style:country-asian="JP"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font-name-asian="DejaVu Sans" style:font-size-asian="20pt" style:language-asian="ja" style:country-asian="JP" style:font-style-asian="normal" style:font-weight-asian="normal" style:font-name-complex="DejaVu Sans"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2cm" text:min-label-width="0.61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25.38cm" svg:height="6.612cm" svg:x="4.233cm" svg:y="3.118cm">
          <text:p text:style-name="P1"><text:span text:style-name="T1">Testing Text 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38cm" svg:height="4.579cm" svg:x="4.233cm" svg:y="10.006cm">
          <text:p text:style-name="P1"><text:span text:style-name="T2">Slid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custom-shape draw:name="CustomShape 1" draw:style-name="gr4" draw:text-style-name="P5" draw:layer="layout" svg:width="29.19cm" svg:height="3.662cm" svg:x="2.328cm" svg:y="1.014cm">
          <text:p text:style-name="P4"><text:span text:style-name="T3">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5" draw:layer="layout" svg:width="29.19cm" svg:height="12.067cm" svg:x="2.328cm" svg:y="5.071cm">
          <text:p text:style-name="P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5" draw:layer="layout" svg:width="29.03cm" svg:height="14.65cm" svg:x="2.507cm" svg:y="3.85cm">
          <text:p text:style-name="P6"><text:span text:style-name="T4">ジアゼパム <text:s/>は、主に抗不安薬、抗けいれん薬、催眠鎮静薬として用いられる、ベンゾジアゼピン系の化合物である</text:span><text:span text:style-name="T5">[1][2]</text:span><text:span text:style-name="T5">。筋弛緩作用もある</text:span><text:span text:style-name="T5">[3]</text:span><text:span text:style-name="T5">。アルコールの離脱や、ベンゾジアゼピン離脱症候群の管理にも用いられる。ジアゼパムは、広く用いられる標準的なベンゾジアゼピン系の一つで、世界保健機関 </text:span><text:span text:style-name="T5">(WHO) </text:span><text:span text:style-name="T5">による必須医薬品の一覧に加えられている</text:span><text:span text:style-name="T5">[4][5]</text:span><text:span text:style-name="T5">。また広く乱用される薬物であり、</text:span><text:span text:style-name="T5">1971</text:span><text:span text:style-name="T5">年の国際条約である向精神薬に関する条約のスケジュール</text:span><text:span text:style-name="T5">IV</text:span><text:span text:style-name="T5">に指定され、日本では処方箋医薬品の扱いである。処方・入手は医師の処方箋に限られる。（ジアゼパム錠）</text:span></text:p>
          <text:p text:style-name="P6"><text:span text:style-name="T5"/></text:p>
          <text:p text:style-name="P6"><text:span text:style-name="T5">ジアゼパムはてんかんや興奮の治療に用いられる</text:span><text:span text:style-name="T5">[6]</text:span><text:span text:style-name="T5">。また、有痛性筋痙攣（いわゆる“こむらがえり”）などの筋痙攣の治療にはベンゾジアゼピン類の中で最も有用であるとされている</text:span><text:span text:style-name="T5">[7]</text:span><text:span text:style-name="T5">。鎮静作用を生かし手術などの前投薬にも用いられる。アルコールやドラッグによる離脱症状の治療にも用いられる</text:span><text:span text:style-name="T5">[8][9]</text:span><text:span text:style-name="T5">。</text:span></text:p>
          <text:p text:style-name="P6"><text:span text:style-name="T5"/></text:p>
          <text:p text:style-name="P6"><text:span text:style-name="T5">ジアゼパムによる有害事象としては、前向性健忘（特に高用量で）と鎮静、同時に、激昂やてんかん患者における発作の悪化といった奇異反応が挙げられる。またベンゾジアゼピン系はうつ病の原因となったり悪化させることがある。ジアゼパムも含め、ベンゾジアゼピンの長期的影響として耐性の形成</text:span><text:span text:style-name="T5">[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draw:custom-shape draw:name="CustomShape 1" draw:style-name="gr4" draw:text-style-name="P5" draw:layer="layout" svg:width="29.19cm" svg:height="3.662cm" svg:x="2.328cm" svg:y="1.014cm">
          <text:p text:style-name="P4"><text:span text:style-name="T3">Titl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29.19cm" svg:height="12.067cm" svg:x="2.328cm" svg:y="5.071cm">
          <text:list text:style-name="L2">
            <text:list-item>
              <text:p text:style-name="P4"><text:span text:style-name="T6">Slide 3: citizen 000-000-000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draw:custom-shape draw:name="CustomShape 1" draw:style-name="gr7" draw:text-style-name="P7" draw:layer="layout" svg:width="29.19cm" svg:height="3.662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29.19cm" svg:height="12.067cm" svg:x="2.328cm" svg:y="5.071cm">
          <text:list text:style-name="L2">
            <text:list-item>
              <text:p text:style-name="P4"><text:span text:style-name="T6">An automobile with a bike races down the street followed by another automobile carrying bik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notes draw:style-name="dp2">
          <draw:page-thumbnail draw:style-name="gr3"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draw:custom-shape draw:name="CustomShape 1" draw:style-name="gr7" draw:text-style-name="P7" draw:layer="layout" svg:width="29.19cm" svg:height="3.662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29.19cm" svg:height="12.067cm" svg:x="2.328cm" svg:y="5.071cm">
          <text:list text:style-name="L2">
            <text:list-item>
              <text:p text:style-name="P4"><text:span text:style-name="T6">Passenger passp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draw:custom-shape draw:name="CustomShape 1" draw:style-name="gr7" draw:text-style-name="P7" draw:layer="layout" svg:width="29.19cm" svg:height="3.662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29.19cm" svg:height="12.067cm" svg:x="2.328cm" svg:y="5.071cm">
          <text:list text:style-name="L2">
            <text:list-item>
              <text:p text:style-name="P4"><text:span text:style-name="T6">Financial code 00-000-000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draw:custom-shape draw:name="CustomShape 1" draw:style-name="gr7" draw:text-style-name="P7" draw:layer="layout" svg:width="29.19cm" svg:height="3.662cm" svg:x="2.328cm" svg:y="1.0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29.19cm" svg:height="12.067cm" svg:x="2.328cm" svg:y="5.071cm">
          <text:list text:style-name="L2">
            <text:list-item>
              <text:p text:style-name="P4"><text:span text:style-name="T6">Bus ATM</text:span></text:p>
            </text:list-item>
            <text:list-item>
              <text:p text:style-name="P4"><text:span text:style-name="T6">Finance code 102-123-123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draw:custom-shape draw:name="CustomShape 1" draw:style-name="gr4" draw:text-style-name="P5" draw:layer="layout" svg:width="29.19cm" svg:height="3.662cm" svg:x="2.328cm" svg:y="1.014cm">
          <text:p text:style-name="P4"><text:span text:style-name="T3">Delimiter and Back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29.19cm" svg:height="12.067cm" svg:x="3.575cm" svg:y="4.696cm">
          <text:p text:style-name="P6"><text:span text:style-name="T6">"a[; ]b"</text:span></text:p>
          <text:p text:style-name="P6"><text:span text:style-name="T6">“</text:span><text:span text:style-name="T6">a \\ a\ b\\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draw:custom-shape draw:name="CustomShape 1" draw:style-name="gr4" draw:text-style-name="P5" draw:layer="layout" svg:width="29.19cm" svg:height="3.662cm" svg:x="2.328cm" svg:y="1.014cm">
          <text:p text:style-name="P4"><text:span text:style-name="T3">Phrase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29.19cm" svg:height="12.067cm" svg:x="2.328cm" svg:y="5.071cm">
          <text:p text:style-name="P6"><text:span text:style-name="T6">From the Universal Declaration of Human Rights (1948):</text:span></text:p>
          <text:p text:style-name="P6"><text:span text:style-name="T7"/></text:p>
          <text:p text:style-name="P6"><text:span text:style-name="T6">Article 1.</text:span></text:p>
          <text:p text:style-name="P6"><text:span text:style-name="T6"><text:s/></text:span></text:p>
          <text:p text:style-name="P6"><text:span text:style-name="T6">All human beings are born free and equal in dignity and rights. They are endowed with reason and conscience and should act towards one another in a spirit of brotherho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draw:custom-shape draw:name="CustomShape 1" draw:style-name="gr4" draw:text-style-name="P5" draw:layer="layout" svg:width="29.19cm" svg:height="3.662cm" svg:x="2.328cm" svg:y="1.014cm">
          <text:p text:style-name="P4"><text:span text:style-name="T3">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5" draw:layer="layout" svg:width="29.19cm" svg:height="12.067cm" svg:x="2.328cm" svg:y="5.071cm">
          <text:list text:style-name="L2">
            <text:list-item>
              <text:p text:style-name="P4"><text:span text:style-name="T6">End slide test text 01/01/201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Calibri Light1" svg:font-family="'Calibri Light'"/>
    <style:font-face style:name="DejaVu Sans" svg:font-family="'DejaVu Sans'"/>
    <style:font-face style:name="Arial1" svg:font-family="Arial" style:font-pitch="variable"/>
    <style:font-face style:name="Calibri" svg:font-family="Calibri" style:font-pitch="variable"/>
    <style:font-face style:name="Calibri Light" svg:font-family="'Calibri Light'" style:font-pitch="variable"/>
    <style:font-face style:name="DejaVu Sans2"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outline3" style:family="presentation" style:parent-style-name="Defaul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4" style:family="presentation" style:parent-style-name="Defaul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Testing TIKA DETECTION</dc:title>
    <meta:initial-creator>Huang, Howard</meta:initial-creator>
    <dc:creator>Howard Huang</dc:creator>
    <meta:editing-cycles>30</meta:editing-cycles>
    <meta:creation-date>2018-07-30T18:58:06</meta:creation-date>
    <dc:date>2021-03-01T08:31:51</dc:date>
    <dc:language>en-US</dc:language>
    <meta:editing-duration>P1DT2H34M</meta:editing-duration>
    <meta:generator>LibreOffice/6.4.7.2$Linux_X86_64 LibreOffice_project/40$Build-2</meta:generator>
    <meta:document-statistic meta:object-count="6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1</meta:user-defined>
  </office:meta>
</office:document-meta>
</file>